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e7fef" officeooo:paragraph-rsid="001e7fef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none" fo:font-weight="normal" officeooo:paragraph-rsid="0022907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e7fef" officeooo:paragraph-rsid="001e7fe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22907c" officeooo:paragraph-rsid="0022907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24pt" style:text-underline-style="solid" style:text-underline-width="auto" style:text-underline-color="font-color" fo:font-weight="bold" officeooo:rsid="001e7fef" officeooo:paragraph-rsid="001e7fef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2pt" style:text-underline-style="none" fo:font-weight="normal" officeooo:rsid="0028621a" officeooo:paragraph-rsid="0028621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9c6a1" officeooo:paragraph-rsid="001e7fe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9c6a1" officeooo:paragraph-rsid="0029c6a1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456a7" officeooo:paragraph-rsid="0031761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456a7" officeooo:paragraph-rsid="0031761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135b8" officeooo:paragraph-rsid="0031761f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2907c" officeooo:paragraph-rsid="0022907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e7fef" officeooo:paragraph-rsid="001e7fe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e7fef" officeooo:paragraph-rsid="0032930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paragraph-rsid="0031761f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2456a7" officeooo:paragraph-rsid="0031761f" style:font-size-asian="10.5pt" style:font-weight-asian="bold" style:font-size-complex="12pt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bold" officeooo:rsid="002456a7" officeooo:paragraph-rsid="0031761f" style:font-size-asian="10.5pt" style:font-weight-asian="bold" style:font-size-complex="12pt" style:font-weight-complex="bold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2456a7" officeooo:paragraph-rsid="0031761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456a7" officeooo:paragraph-rsid="0031761f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style:text-underline-style="none" fo:font-weight="bold" officeooo:paragraph-rsid="0031761f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officeooo:rsid="002135b8" officeooo:paragraph-rsid="0031761f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bold" officeooo:paragraph-rsid="0031761f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456a7" officeooo:paragraph-rsid="0031761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font-size="12pt" fo:font-style="normal" style:text-underline-style="none" fo:font-weight="bold" officeooo:rsid="002456a7" officeooo:paragraph-rsid="001e7fef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24pt" style:text-underline-style="solid" style:text-underline-width="auto" style:text-underline-color="font-color" fo:font-weight="bold" officeooo:rsid="001e7fef" officeooo:paragraph-rsid="001e7fef" style:font-size-asian="24pt" style:font-weight-asian="bold" style:font-size-complex="24pt" style:font-weight-complex="bold"/>
    </style:style>
    <style:style style:name="P26" style:family="paragraph" style:parent-style-name="Standard">
      <style:text-properties fo:font-size="24pt" style:text-underline-style="solid" style:text-underline-width="auto" style:text-underline-color="font-color" fo:font-weight="bold" officeooo:rsid="001e7fef" officeooo:paragraph-rsid="0031761f" style:font-size-asian="24pt" style:font-weight-asian="bold" style:font-size-complex="24pt" style:font-weight-complex="bold"/>
    </style:style>
    <style:style style:name="P27" style:family="paragraph" style:parent-style-name="Footer">
      <style:paragraph-properties fo:text-align="end" style:justify-single-word="false"/>
      <style:text-properties fo:color="#4c4c4c" fo:font-size="9pt" officeooo:paragraph-rsid="00334857" style:font-size-asian="9pt" style:font-size-complex="9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officeooo:rsid="002135b8"/>
    </style:style>
    <style:style style:name="T2" style:family="text">
      <style:text-properties fo:font-weight="normal" officeooo:rsid="002135b8" style:font-weight-asian="normal" style:font-weight-complex="normal"/>
    </style:style>
    <style:style style:name="T3" style:family="text">
      <style:text-properties fo:font-weight="normal" officeooo:rsid="002e8378" style:font-weight-asian="normal" style:font-weight-complex="normal"/>
    </style:style>
    <style:style style:name="T4" style:family="text">
      <style:text-properties fo:font-weight="normal" officeooo:rsid="002f56dd" style:font-weight-asian="normal" style:font-weight-complex="normal"/>
    </style:style>
    <style:style style:name="T5" style:family="text">
      <style:text-properties fo:font-weight="normal" officeooo:rsid="0030ede3" style:font-weight-asian="normal" style:font-weight-complex="normal"/>
    </style:style>
    <style:style style:name="T6" style:family="text">
      <style:text-properties fo:font-weight="normal" officeooo:rsid="0031761f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35b8" style:font-weight-asian="bold" style:font-weight-complex="bold"/>
    </style:style>
    <style:style style:name="T9" style:family="text">
      <style:text-properties fo:font-weight="bold" officeooo:rsid="0022907c" style:font-weight-asian="bold" style:font-weight-complex="bold"/>
    </style:style>
    <style:style style:name="T10" style:family="text">
      <style:text-properties fo:font-weight="bold" officeooo:rsid="002e8378" style:font-weight-asian="bold" style:font-weight-complex="bold"/>
    </style:style>
    <style:style style:name="T11" style:family="text">
      <style:text-properties style:text-underline-style="none" fo:font-weight="normal" officeooo:rsid="002135b8" style:font-weight-asian="normal" style:font-weight-complex="normal"/>
    </style:style>
    <style:style style:name="T12" style:family="text">
      <style:text-properties style:text-underline-style="none" fo:font-weight="normal" officeooo:rsid="002e8378" style:font-weight-asian="normal" style:font-weight-complex="normal"/>
    </style:style>
    <style:style style:name="T13" style:family="text">
      <style:text-properties style:text-underline-style="none" officeooo:rsid="002135b8"/>
    </style:style>
    <style:style style:name="T14" style:family="text">
      <style:text-properties officeooo:rsid="0022907c"/>
    </style:style>
    <style:style style:name="T15" style:family="text">
      <style:text-properties fo:font-size="7pt" officeooo:rsid="0022907c" style:font-size-asian="7pt" style:font-size-complex="7pt"/>
    </style:style>
    <style:style style:name="T16" style:family="text">
      <style:text-properties fo:font-size="7pt" officeooo:rsid="00274eca" style:font-size-asian="7pt" style:font-size-complex="7pt"/>
    </style:style>
    <style:style style:name="T17" style:family="text">
      <style:text-properties officeooo:rsid="0029c6a1"/>
    </style:style>
    <style:style style:name="T18" style:family="text">
      <style:text-properties officeooo:rsid="002adbef"/>
    </style:style>
    <style:style style:name="T19" style:family="text">
      <style:text-properties officeooo:rsid="002b19bc"/>
    </style:style>
    <style:style style:name="T20" style:family="text">
      <style:text-properties officeooo:rsid="002d4f39"/>
    </style:style>
    <style:style style:name="T21" style:family="text">
      <style:text-properties officeooo:rsid="002e8378"/>
    </style:style>
    <style:style style:name="T22" style:family="text">
      <style:text-properties style:text-underline-style="solid" style:text-underline-width="auto" style:text-underline-color="font-color" fo:font-weight="normal" officeooo:rsid="002f56dd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officeooo:rsid="00329302" style:font-weight-asian="bold" style:font-weight-complex="bold"/>
    </style:style>
    <style:style style:name="T24" style:family="text">
      <style:text-properties fo:font-style="italic" fo:font-weight="normal" officeooo:rsid="002f56dd" style:font-style-asian="italic" style:font-weight-asian="normal" style:font-style-complex="italic" style:font-weight-complex="normal"/>
    </style:style>
    <style:style style:name="T25" style:family="text">
      <style:text-properties officeooo:rsid="0031761f"/>
    </style:style>
    <style:style style:name="T26" style:family="text">
      <style:text-properties officeooo:rsid="00329302"/>
    </style:style>
    <style:style style:name="T27" style:family="text">
      <style:text-properties officeooo:rsid="00334857"/>
    </style:style>
    <style:style style:name="T2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draw:fill="solid" draw:fill-color="#cfe7b6" draw:opacity="100%" draw:textarea-horizontal-align="center" draw:textarea-vertical-align="middle" draw:shadow-opacity="100%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marker-start="Diamond_20_unfilled" draw:marker-end="Diamond_20_unfilled" draw:textarea-horizontal-align="center" draw:textarea-vertical-align="middle" style:run-through="foreground"/>
    </style:style>
    <style:style style:name="gr7" style:family="graphic">
      <style:graphic-properties draw:marker-start="Diamond" draw:textarea-horizontal-align="center" draw:textarea-vertical-align="middle" style:run-through="foreground"/>
    </style:style>
    <style:style style:name="gr8" style:family="graphic">
      <style:graphic-properties draw:marker-start="Triangle_20_unfilled" draw:marker-end="" draw:textarea-horizontal-align="center" draw:textarea-vertical-align="middle" style:run-through="foreground"/>
    </style:style>
    <style:style style:name="gr9" style:family="graphic">
      <style:graphic-properties draw:marker-start="Diamond_20_unfilled" draw:textarea-horizontal-align="center" draw:textarea-vertical-align="middle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stroke="dash" draw:stroke-dash="Ultrafine_20_Dashed" draw:textarea-horizontal-align="center" draw:textarea-vertical-align="middle" style:run-through="foreground"/>
    </style:style>
    <style:style style:name="gr12" style:family="graphic">
      <style:graphic-properties draw:stroke="none" svg:stroke-color="#000000" draw:fill="none" draw:fill-color="#ffffff" fo:min-height="0.443cm" style:run-through="foreground"/>
    </style:style>
    <style:style style:name="gr13" style:family="graphic">
      <style:graphic-properties draw:stroke="none" svg:stroke-color="#000000" draw:fill="none" draw:fill-color="#ffffff" fo:min-height="0.106cm" style:run-through="foreground"/>
    </style:style>
    <style:style style:name="gr14" style:family="graphic">
      <style:graphic-properties draw:stroke="none" svg:stroke-color="#000000" draw:fill="none" draw:fill-color="#ffffff" fo:min-height="0.291cm" style:run-through="foreground"/>
    </style:style>
    <style:style style:name="gr15" style:family="graphic">
      <style:graphic-properties draw:stroke="none" svg:stroke-color="#000000" draw:fill="none" draw:fill-color="#ffffff" fo:min-height="0.337cm" style:run-through="foreground"/>
    </style:style>
    <style:style style:name="gr16" style:family="graphic">
      <style:graphic-properties draw:stroke="none" svg:stroke-color="#000000" draw:fill="none" draw:fill-color="#ffffff" fo:min-height="0.31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AUTORES</text:h>
      <text:p text:style-name="P3">Ramón Diaz Valenzuela</text:p>
      <text:p text:style-name="P6">Alejandro España Hermoso</text:p>
      <text:p text:style-name="P3"/>
      <text:h text:style-name="Heading_20_2" text:outline-level="2">2.Descripción breve del sistema implementado.</text:h>
      <text:p text:style-name="P1"/>
      <text:p text:style-name="P3">El programa emula la creación/modificación/eliminación de usuarios, grupos <text:span text:style-name="T17">y recursos</text:span>. Por defecto ning<text:span text:style-name="T17">ú</text:span>n usuario pertenece a ningún grupo, la asignación es manual. Los usuarios pueden crear/modificar/eliminar directorios y ficheros <text:span text:style-name="T17">y <text:s/>administrar los permisos de los mismos.</text:span></text:p>
      <text:p text:style-name="P7"/>
      <text:p text:style-name="P3">El programa funciona mediante interfaz de comandos, vease apartado “manual de usuario”.</text:p>
      <text:p text:style-name="P4">Los permisos se visualizan de la siguiente manera:</text:p>
      <text:p text:style-name="P4"/>
      <text:p text:style-name="P4"><text:tab/>le-l----- <text:s/>sys <text:s/>prueba <text:s/>0D</text:p>
      <text:p text:style-name="P8">Por orden de aparición se muestra la siguiente información:</text:p>
      <text:p text:style-name="P8">- Permisos asociados al recurso.</text:p>
      <text:p text:style-name="P8">- Nombre del recurso.</text:p>
      <text:p text:style-name="P8">- Tamaño del recurso (0 si se trata de un directorio).</text:p>
      <text:p text:style-name="P8">- Opcional. Aparece una letra “D” en caso de que el recurso listado sea un directorio.</text:p>
      <text:p text:style-name="P4">Interpretación <text:span text:style-name="T18">de la línea de </text:span><text:span text:style-name="T19">permisos</text:span>:</text:p>
      <text:p text:style-name="P4"/>
      <text:p text:style-name="P4"><draw:rect text:anchor-type="paragraph" draw:z-index="0" draw:style-name="gr1" draw:text-style-name="P28" svg:width="3.996cm" svg:height="1.244cm" svg:x="1.722cm" svg:y="0.452cm"><text:p/></draw:rect><draw:rect text:anchor-type="paragraph" draw:z-index="1" draw:style-name="gr1" draw:text-style-name="P28" svg:width="3.996cm" svg:height="1.244cm" svg:x="5.717cm" svg:y="0.457cm"><text:p/></draw:rect><draw:rect text:anchor-type="paragraph" draw:z-index="2" draw:style-name="gr1" draw:text-style-name="P28" svg:width="3.996cm" svg:height="1.244cm" svg:x="9.712cm" svg:y="0.457cm"><text:p/></draw:rect><text:tab/><text:tab/>Propietario<text:tab/><text:tab/><text:tab/>Grupo<text:tab/><text:tab/><text:tab/>Otros<text:tab/><text:tab/><text:tab/></text:p>
      <text:p text:style-name="P4"><text:tab/><text:tab/>1<text:tab/>1<text:tab/>1<text:tab/>1<text:tab/>1<text:tab/>1<text:tab/>1<text:tab/>1<text:tab/>1</text:p>
      <text:p text:style-name="P2"><text:span text:style-name="T14"><text:tab/> <text:s text:c="10"/>L<text:tab/>E<text:tab/>EX<text:tab/>L<text:tab/>E<text:tab/>EX<text:tab/>L<text:tab/>E<text:tab/>EX</text:span><text:span text:style-name="T15">L=lectura,E=</text:span><text:span text:style-name="T16">escritura</text:span><text:span text:style-name="T15">,X=</text:span><text:span text:style-name="T16">ejecución</text:span></text:p>
      <text:p text:style-name="P3"/>
      <text:p text:style-name="P3"/>
      <text:h text:style-name="Heading_20_2" text:outline-level="2"><text:span text:style-name="T25">3</text:span>.MANUAL DE USUARIO</text:h>
      <text:p text:style-name="P21"/>
      <text:p text:style-name="P11">Como se comenta en el apartado 2, el programa espera recibir comandos para trabajar, no tiene menu, se puede hacer la operación que se dese<text:span text:style-name="T20">e</text:span> en cualquier momento.</text:p>
      <text:p text:style-name="P11"><text:s/></text:p>
      <text:p text:style-name="P11">La lista de comandos, ordenada por apartados, es la siguiente:</text:p>
      <text:p text:style-name="P11">(ver apartado “Comentarios adicionales” para información especifica)</text:p>
      <text:p text:style-name="P21">Login:</text:p>
      <text:p text:style-name="P11"><text:tab/><text:span text:style-name="T7">login “nombreusuario”</text:span>: selecciona usuario para trabajar</text:p>
      <text:p text:style-name="P11"><text:tab/><text:tab/><text:tab/><text:tab/>NOTA: <text:s/>usuario por defecto sys</text:p>
      <text:p text:style-name="P21">Usuarios</text:p>
      <text:p text:style-name="P20"><text:span text:style-name="T1"><text:tab/>cu “nombre”</text:span><text:span text:style-name="T2">: crear usuario</text:span></text:p>
      <text:p text:style-name="P20"><text:span text:style-name="T1"><text:tab/>eu “nombre”</text:span><text:span text:style-name="T2">: borrar usuario</text:span></text:p>
      <text:p text:style-name="P20"><text:span text:style-name="T2"><text:tab/></text:span><text:span text:style-name="T1">ru “</text:span><text:span text:style-name="T21">nombre</text:span><text:span text:style-name="T1">” “</text:span><text:span text:style-name="T21">nuevo nombre</text:span><text:span text:style-name="T1">”</text:span><text:span text:style-name="T2">: renombrar usuario</text:span></text:p>
      <text:p text:style-name="P21">Grupos</text:p>
      <text:p text:style-name="P15"><text:span text:style-name="T8"><text:tab/>cg “nombre”</text:span><text:span text:style-name="T1">: crear grupo</text:span></text:p>
      <text:p text:style-name="P15"><text:span text:style-name="T8"><text:tab/>eg “nombre”</text:span><text:span text:style-name="T1">: eliminar grupo</text:span></text:p>
      <text:p text:style-name="P15"><text:span text:style-name="T8"><text:tab/>rg “nombreantiguo” “nombre nuevo”</text:span><text:span text:style-name="T1">: remombrar grupo</text:span></text:p>
      <text:p text:style-name="P15"><text:span text:style-name="T1"/></text:p>
      <text:p text:style-name="P21"><text:soft-page-break/>Asignaciones</text:p>
      <text:p text:style-name="P15"><text:span text:style-name="T1"><text:tab/></text:span><text:span text:style-name="T8">au “nombreUsuario” “nombreGrupo”</text:span><text:span text:style-name="T1">: asigna un usuario a grupo</text:span></text:p>
      <text:p text:style-name="P15"><text:span text:style-name="T8"><text:tab/>du “nombreUsuario” “nombreGrupo”</text:span><text:span text:style-name="T1">: desasignar usuario de un grupo</text:span></text:p>
      <text:p text:style-name="P21">Recursos</text:p>
      <text:p text:style-name="P15"><text:span text:style-name="T1"><text:tab/></text:span><text:span text:style-name="T8">mkd “nombre”</text:span><text:span text:style-name="T1">: crear directorio</text:span></text:p>
      <text:p text:style-name="P15"><text:span text:style-name="T1"><text:tab/></text:span><text:span text:style-name="T9">mkf “nombre” “extensión” “tamaño”: </text:span><text:span text:style-name="T14">crear fichero</text:span></text:p>
      <text:p text:style-name="P15"><text:span text:style-name="T8"><text:tab/>br “nombreRecurso”</text:span><text:span text:style-name="T1">: borrar directorio/fichero</text:span></text:p>
      <text:p text:style-name="P15"><text:span text:style-name="T8"><text:tab/>rr “antNombre” “nueNombre”</text:span><text:span text:style-name="T1">: renombrar directorio/fichero</text:span></text:p>
      <text:p text:style-name="P21">Listados</text:p>
      <text:p text:style-name="P22"><text:span text:style-name="T11"><text:tab/></text:span><text:span text:style-name="T13">ls</text:span><text:span text:style-name="T11">: listar recursos </text:span><text:span text:style-name="T12">del directorio actual</text:span></text:p>
      <text:p text:style-name="P20"><text:span text:style-name="T2"><text:tab/></text:span><text:span text:style-name="T1">lsu: </text:span><text:span text:style-name="T2">listar usuarios</text:span></text:p>
      <text:p text:style-name="P20"><text:span text:style-name="T1"><text:tab/>lsg: </text:span><text:span text:style-name="T2">listar grupos</text:span></text:p>
      <text:p text:style-name="P21">Busquedas</text:p>
      <text:p text:style-name="P15"><text:span text:style-name="T1"><text:tab/></text:span><text:span text:style-name="T8">brn:</text:span><text:span text:style-name="T1"> buscar recursos por nombre de recurso</text:span></text:p>
      <text:p text:style-name="P15"><text:span text:style-name="T8"><text:tab/>bru: </text:span><text:span text:style-name="T1">buscar recursos de usuario(actual)</text:span></text:p>
      <text:p text:style-name="P15"><text:span text:style-name="T8"><text:tab/>bu: </text:span><text:span text:style-name="T1">buscar usuarios de un grupo</text:span></text:p>
      <text:p text:style-name="P15"><text:span text:style-name="T1"><text:tab/></text:span><text:span text:style-name="T8">bg: </text:span><text:span text:style-name="T1">buscar grupos de un usuario</text:span></text:p>
      <text:p text:style-name="P21">Navegación</text:p>
      <text:p text:style-name="P20"><text:span text:style-name="T1"><text:tab/>cd “nombre directorio”:</text:span><text:span text:style-name="T2"> cargar directorio</text:span></text:p>
      <text:p text:style-name="P20"><text:span text:style-name="T1"><text:tab/>cd.. : </text:span><text:span text:style-name="T2">volver atras</text:span><text:span text:style-name="T1"> </text:span><text:span text:style-name="T2"><text:s/></text:span></text:p>
      <text:p text:style-name="P21"><text:span text:style-name="T21">Permisos</text:span></text:p>
      <text:p text:style-name="P11"><text:span text:style-name="T21">El siguiente comando sirve para modificar los permisos de un recurso*:</text:span></text:p>
      <text:p text:style-name="P11"><text:span text:style-name="T21"/></text:p>
      <text:p text:style-name="P10"><text:span text:style-name="T21"><text:tab/></text:span><text:span text:style-name="T10">ap “nombrerecurso” idAmbito idTipoPermiso valor</text:span></text:p>
      <text:p text:style-name="P10"><text:span text:style-name="T21">Donde el valor de los parámetros vendrá dado por:</text:span></text:p>
      <text:p text:style-name="P10"><text:span text:style-name="T10"><text:tab/>idAmbito</text:span></text:p>
      <text:list xml:id="list975748567" text:style-name="L2">
        <text:list-item>
          <text:p text:style-name="P9"><text:span text:style-name="T10">-p = </text:span><text:span text:style-name="T21">Propietario</text:span></text:p>
        </text:list-item>
        <text:list-item>
          <text:p text:style-name="P16"><text:span text:style-name="T21">-g = </text:span><text:span text:style-name="T3">Grupo</text:span></text:p>
        </text:list-item>
        <text:list-item>
          <text:p text:style-name="P16"><text:span text:style-name="T21">-o = </text:span><text:span text:style-name="T3">Otros</text:span></text:p>
        </text:list-item>
      </text:list>
      <text:p text:style-name="P19"><text:span text:style-name="T3"><text:tab/></text:span><text:span text:style-name="T21">idTipoPermiso</text:span></text:p>
      <text:list xml:id="list89114536" text:style-name="L5">
        <text:list-item>
          <text:p text:style-name="P17"><text:span text:style-name="T21">-l = </text:span><text:span text:style-name="T3">lectura</text:span></text:p>
        </text:list-item>
        <text:list-item>
          <text:p text:style-name="P17"><text:span text:style-name="T21">-e </text:span><text:span text:style-name="T3">= escritura</text:span></text:p>
        </text:list-item>
        <text:list-item>
          <text:p text:style-name="P17"><text:span text:style-name="T21">-x = </text:span><text:span text:style-name="T3">ejecución</text:span></text:p>
        </text:list-item>
      </text:list>
      <text:p text:style-name="P19"><text:span text:style-name="T3"><text:tab/></text:span><text:span text:style-name="T21">valor</text:span></text:p>
      <text:list xml:id="list697616208" text:style-name="L6">
        <text:list-item>
          <text:p text:style-name="P18"><text:span text:style-name="T21">1 = </text:span><text:span text:style-name="T5">Dar</text:span><text:span text:style-name="T3"> permiso</text:span></text:p>
        </text:list-item>
        <text:list-item>
          <text:p text:style-name="P18"><text:span text:style-name="T21">0 </text:span><text:span text:style-name="T3">= </text:span><text:span text:style-name="T5">Quitar </text:span><text:span text:style-name="T3">permiso</text:span></text:p>
        </text:list-item>
      </text:list>
      <text:p text:style-name="P19"><text:span text:style-name="T3"/></text:p>
      <text:p text:style-name="P19"><text:span text:style-name="T3"><text:tab/></text:span><text:span text:style-name="T22">Ejemplo:</text:span><text:span text:style-name="T4"> ap datos.txt -p -e 1</text:span></text:p>
      <text:p text:style-name="P19"><text:span text:style-name="T4"><text:tab/></text:span><text:span text:style-name="T24">Asigna derechos de escritura en el fichero datos.txt a su propietario.</text:span></text:p>
      <text:p text:style-name="P19"><text:span text:style-name="T24"/></text:p>
      <text:p text:style-name="P23"><text:span text:style-name="T4">* </text:span><text:span text:style-name="T4">Solo el propietario del recurso puede modificar sus permisos.</text:span></text:p>
      <text:p text:style-name="P3"/>
      <text:p text:style-name="P5"><text:span text:style-name="T25"/></text:p>
      <text:p text:style-name="P26"><text:span text:style-name="T25"><text:line-break/></text:span></text:p>
      <text:p text:style-name="P26"><text:soft-page-break/><text:span text:style-name="T25"/></text:p>
      <text:h text:style-name="Heading_20_2" text:outline-level="2"><text:span text:style-name="T25">4</text:span>.Diagrama UML</text:h>
      <text:p text:style-name="P5"><draw:g text:anchor-type="paragraph" draw:z-index="3" draw:style-name="gr2"><draw:rect draw:style-name="gr3" draw:text-style-name="P28" svg:width="18.601cm" svg:height="6.483cm" svg:x="-1.025cm" svg:y="0.628cm"><text:p/></draw:rect><draw:rect draw:style-name="gr4" draw:text-style-name="P28" svg:width="3.52cm" svg:height="1.191cm" svg:x="5.637cm" svg:y="11.416cm"><text:p text:style-name="P28">MAIN</text:p></draw:rect><draw:custom-shape draw:style-name="gr5" svg:width="0.424cm" svg:height="1.641cm" svg:x="7.198cm" svg:y="9.723cm"><text:p/><draw:enhanced-geometry svg:viewBox="0 0 21600 21600" draw:text-areas="?f0 0 ?f2 ?f5" draw:mirror-vertical="true" draw:extrusion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draw:style-name="gr4" draw:text-style-name="P28" svg:width="5.742cm" svg:height="1.033cm" svg:x="4.579cm" svg:y="8.691cm"><text:p text:style-name="P28">APLICACIÓN</text:p></draw:rect><draw:rect draw:style-name="gr4" draw:text-style-name="P28" svg:width="3.763cm" svg:height="1.225cm" svg:x="-0.739cm" svg:y="4.616cm"><text:p text:style-name="P28">DIRECTORIO</text:p></draw:rect><draw:rect draw:style-name="gr4" draw:text-style-name="P28" svg:width="2.144cm" svg:height="1.191cm" svg:x="11.326cm" svg:y="3.955cm"><text:p text:style-name="P28">UG</text:p></draw:rect><draw:rect draw:style-name="gr4" draw:text-style-name="P28" svg:width="2.303cm" svg:height="1.244cm" svg:x="8.68cm" svg:y="5.013cm"><text:p text:style-name="P28">USUARIO</text:p></draw:rect><draw:rect draw:style-name="gr4" draw:text-style-name="P28" svg:width="2.276cm" svg:height="1.033cm" svg:x="13.866cm" svg:y="5.145cm"><text:p text:style-name="P28">GRUPO</text:p></draw:rect><draw:line draw:style-name="gr6" draw:text-style-name="P28" svg:x1="10.982cm" svg:y1="5.648cm" svg:x2="13.866cm" svg:y2="5.648cm"><text:p/></draw:line><draw:line draw:style-name="gr7" draw:text-style-name="P28" svg:x1="0.028cm" svg:y1="4.617cm" svg:x2="0.033cm" svg:y2="2.216cm"><text:p/></draw:line><draw:line draw:style-name="gr8" draw:text-style-name="P28" svg:x1="12.019cm" svg:y1="3.05cm" svg:x2="9.791cm" svg:y2="5.013cm"><text:p/></draw:line><draw:rect draw:style-name="gr4" draw:text-style-name="P28" svg:width="2.488cm" svg:height="1.244cm" svg:x="3.865cm" svg:y="4.59cm"><text:p text:style-name="P28">FICHERO</text:p></draw:rect><draw:line draw:style-name="gr9" draw:text-style-name="P28" svg:x1="4.579cm" svg:y1="2.076cm" svg:x2="9.347cm" svg:y2="2.083cm"><text:p/></draw:line><draw:line draw:style-name="gr10" draw:text-style-name="P28" svg:x1="9.347cm" svg:y1="2.083cm" svg:x2="9.347cm" svg:y2="5.013cm"><text:p/></draw:line><draw:line draw:style-name="gr11" draw:text-style-name="P28" svg:x1="12.469cm" svg:y1="5.648cm" svg:x2="12.469cm" svg:y2="5.145cm"><text:p/></draw:line><draw:rect draw:style-name="gr4" draw:text-style-name="P29" svg:width="2.647cm" svg:height="0.973cm" svg:x="1.933cm" svg:y="1.66cm"><text:p text:style-name="P29"><text:span text:style-name="T28">RECURSO</text:span></text:p></draw:rect><draw:rect draw:style-name="gr4" draw:text-style-name="P29" svg:width="2.647cm" svg:height="1.403cm" svg:x="11.088cm" svg:y="1.648cm"><text:p text:style-name="P29"><text:span text:style-name="T28">&lt;&lt;Interfaz&gt;&gt;</text:span></text:p><text:p text:style-name="P29"><text:span text:style-name="T28">ICSV</text:span></text:p></draw:rect><draw:line draw:style-name="gr8" draw:text-style-name="P28" svg:x1="12.945cm" svg:y1="3.05cm" svg:x2="14.951cm" svg:y2="5.146cm"><text:p/></draw:line><draw:line draw:style-name="gr8" draw:text-style-name="P28" svg:x1="3.738cm" svg:y1="2.632cm" svg:x2="5.029cm" svg:y2="4.59cm"><text:p/></draw:line><draw:line draw:style-name="gr8" draw:text-style-name="P28" svg:x1="2.997cm" svg:y1="2.632cm" svg:x2="0.769cm" svg:y2="4.595cm"><text:p/></draw:line><draw:line draw:style-name="gr10" draw:text-style-name="P28" svg:x1="1.933cm" svg:y1="2.216cm" svg:x2="0.028cm" svg:y2="2.216cm"><text:p/></draw:line><draw:frame draw:style-name="gr12" svg:width="0.72cm" svg:height="0.489cm" svg:x="-0.528cm" svg:y="4.128cm"><draw:text-box><text:p>1</text:p></draw:text-box></draw:frame><draw:frame draw:style-name="gr13" svg:width="0.392cm" svg:height="0.489cm" svg:x="1.541cm" svg:y="1.872cm"><draw:text-box><text:p>*</text:p></draw:text-box></draw:frame><draw:frame draw:style-name="gr14" svg:width="0.292cm" svg:height="0.489cm" svg:x="8.897cm" svg:y="4.597cm"><draw:text-box><text:p>1</text:p></draw:text-box></draw:frame><draw:frame draw:style-name="gr15" svg:width="0.451cm" svg:height="0.489cm" svg:x="4.579cm" svg:y="2.295cm"><draw:text-box><text:p>*</text:p></draw:text-box></draw:frame><draw:frame draw:style-name="gr15" svg:width="0.376cm" svg:height="0.489cm" svg:x="10.982cm" svg:y="5.92cm"><draw:text-box><text:p>*</text:p></draw:text-box></draw:frame><draw:frame draw:style-name="gr16" svg:width="0.186cm" svg:height="0.489cm" svg:x="13.554cm" svg:y="5.893cm"><draw:text-box><text:p>*</text:p></draw:text-box></draw:frame><draw:custom-shape draw:style-name="gr5" svg:width="0.424cm" svg:height="1.581cm" svg:x="7.198cm" svg:y="7.11cm"><text:p/><draw:enhanced-geometry svg:viewBox="0 0 21600 21600" draw:text-areas="?f0 0 ?f2 ?f5" draw:mirror-vertical="true" draw:extrusion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text:p>
      <text:p text:style-name="P3"/>
      <text:p text:style-name="P14"><text:span text:style-name="T26">Código fuente del proyecto disponible en: </text:span><text:span text:style-name="T23">http://github.com/ramonuja/PGP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Diamond" svg:viewBox="0 0 3000 6000" svg:d="m1500 0 1500 3000-1500 3000-1500-3000z"/>
    <draw:marker draw:name="Diamond_20_unfilled" draw:display-name="Diamond unfilled" svg:viewBox="0 0 3000 6000" svg:d="m1500 0 1500 3000-1500 3000-1500-3000zm0 447-1276 2553 1276 2553 1276-2553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fo:font-size="9pt" officeooo:paragraph-rsid="00334857" style:font-size-asian="9pt" style:font-size-complex="9pt"/>
    </style:style>
    <style:style style:name="MT1" style:family="text">
      <style:text-properties officeooo:rsid="0033485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lejandro España Hermoso.</text:span></text:p>
        <text:p text:style-name="MP1"><text:span text:style-name="MT1">Ramón Díaz Valenzuela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red </meta:initial-creator>
    <meta:creation-date>2013-05-09T05:14:23</meta:creation-date>
    <dc:date>2013-05-10T00:01:22</dc:date>
    <dc:creator>druida </dc:creator>
    <meta:editing-duration>PT2H9M22S</meta:editing-duration>
    <meta:editing-cycles>13</meta:editing-cycles>
    <meta:generator>LibreOffice/3.6$Linux_X86_64 LibreOffice_project/360m1$Build-2</meta:generator>
    <meta:document-statistic meta:table-count="0" meta:image-count="0" meta:object-count="0" meta:page-count="3" meta:paragraph-count="76" meta:word-count="424" meta:character-count="2839" meta:non-whitespace-character-count="2432"/>
  </office:meta>
</office:document-meta>
</file>